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Nimbus Sans L2" svg:font-family="'Nimbus Sans L', Arial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2.4425in"/>
    </style:style>
    <style:style style:name="co3" style:family="table-column">
      <style:table-column-properties fo:break-before="auto" style:column-width="2.39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0.0008in solid #000000" fo:border-right="none" fo:border-top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b3b3b3" fo:border-left="0.0008in solid #000000" fo:border-right="0.0008in solid #000000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138in solid #000000" fo:background-color="#b3b3b3" fo:border-left="0.0008in solid #000000" fo:border-right="0.0008in solid #000000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background-color="#b3b3b3" fo:border-left="0.0008in solid #000000" fo:border-right="none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ackground-color="#b3b3b3" fo:border-left="0.0008in solid #000000" fo:border-right="none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order-bottom="0.0008in solid #000000" fo:background-color="#b3b3b3" fo:border-left="0.0008in solid #000000" fo:border-right="none" fo:border-top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08in solid #000000" fo:background-color="#33cc66" fo:border-left="0.0008in solid #000000" fo:border-right="none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08in solid #000000" fo:background-color="#33cc66" fo:border-left="0.0008in solid #000000" fo:border-right="0.0008in solid #000000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Nimbus Sans L2" style:font-size-asian="6.80000019073486pt" style:language-asian="zxx" style:country-asian="none" style:font-style-asian="normal" style:font-weight-asian="normal" style:font-name-complex="Nimbus Sans L2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6" table:default-cell-style-name="ce8"/>
        <table:table-column table:style-name="co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>
            <text:p>Parameter</text:p>
            <text:p>declaration</text:p>
          </table:table-cell>
          <table:table-cell table:style-name="ce1" office:value-type="string">
            <text:p>Instantiation with parameter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Interface</text:p>
          </table:table-cell>
          <table:table-cell table:style-name="ce7" office:value-type="string">
            <text:p>Signal group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Register file</text:p>
          </table:table-cell>
          <table:table-cell table:style-name="ce7" office:value-type="string">
            <text:p>Fifo</text:p>
          </table:table-cell>
          <table:table-cell table:style-name="ce9" office:value-type="string">
            <text:p>Memory</text:p>
          </table:table-cell>
        </table:table-row>
        <table:table-row table:style-name="ro3">
          <table:table-cell/>
          <table:table-cell table:style-name="ce2" office:value-type="string">
            <text:p>(Pozitive integer <text:s text:c="3"/>number)</text:p>
          </table:table-cell>
          <table:table-cell office:value-type="string">
            <text:p>Type # (f2a)</text:p>
          </table:table-cell>
          <table:table-cell table:number-columns-repeated="7"/>
        </table:table-row>
        <table:table-row table:style-name="ro4">
          <table:table-cell/>
          <table:table-cell table:style-name="ce2"/>
          <table:table-cell office:value-type="string">
            <text:p>Type # (ordered_override)</text:p>
          </table:table-cell>
          <table:table-cell table:number-columns-repeated="7"/>
        </table:table-row>
        <table:table-row table:style-name="ro3">
          <table:table-cell/>
          <table:table-cell table:style-name="ce3"/>
          <table:table-cell office:value-type="string">
            <text:p>Fct. override_paramet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(Binar) or decimal, octal and hexa</text:p>
            <text:p>number</text:p>
          </table:table-cell>
          <table:table-cell office:value-type="string">
            <text:p>Type # (f2a)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Type # (ordered_override)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office:value-type="string">
            <text:p>Fct. override_parameter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(Numeric exp, width)</text:p>
          </table:table-cell>
          <table:table-cell office:value-type="string">
            <text:p>Type # (f2a)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Type # (ordered_override)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office:value-type="string">
            <text:p>Fct. override_parameter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/>
          <table:table-cell table:style-name="Default" office:value-type="string">
            <text:p>-legal tests</text:p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Nimbus Sans L2" svg:font-family="'Nimbus Sans L', Arial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16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zaru Petronela</meta:initial-creator>
    <meta:creation-date>2008-05-14T15:44:25</meta:creation-date>
    <dc:creator>Ezaru Petronela</dc:creator>
    <dc:date>2008-05-14T16:02:34</dc:date>
    <dc:language>en-US</dc:language>
    <meta:editing-cycles>3</meta:editing-cycles>
    <meta:editing-duration>PT18M11S</meta:editing-duration>
    <meta:user-defined meta:name="Info 1"/>
    <meta:user-defined meta:name="Info 2"/>
    <meta:user-defined meta:name="Info 3"/>
    <meta:user-defined meta:name="Info 4"/>
    <meta:document-statistic meta:table-count="3" meta:cell-count="22"/>
  </office:meta>
</office:document-meta>
</file>